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9f1" officeooo:paragraph-rsid="001cc9f1"/>
    </style:style>
    <style:style style:name="P2" style:family="paragraph" style:parent-style-name="Standard">
      <style:text-properties officeooo:rsid="001e5311" officeooo:paragraph-rsid="001e5311"/>
    </style:style>
    <style:style style:name="P3" style:family="paragraph" style:parent-style-name="Standard" style:list-style-name="L1">
      <style:text-properties officeooo:rsid="001cc9f1" officeooo:paragraph-rsid="001cc9f1"/>
    </style:style>
    <style:style style:name="P4" style:family="paragraph" style:parent-style-name="Standard" style:list-style-name="L1">
      <style:text-properties officeooo:rsid="001d0ff2" officeooo:paragraph-rsid="001d0ff2"/>
    </style:style>
    <style:style style:name="T1" style:family="text">
      <style:text-properties officeooo:rsid="001d0ff2"/>
    </style:style>
    <style:style style:name="T2" style:family="text">
      <style:text-properties officeooo:rsid="001fa141"/>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ódulos</text:h>
      <text:p text:style-name="P1">Funciones y procedimientos son módulos, es decir, piecitas de código que sirven para dividir un programa y así agilizar su lectura y mantenimiento.</text:p>
      <text:p text:style-name="P1"/>
      <text:p text:style-name="P1">Mientras que una función <text:span text:style-name="T3">siempre devuelve </text:span><text:span text:style-name="T4">un</text:span><text:span text:style-name="T3"> valor</text:span> <text:span text:style-name="T1">(con return)</text:span>, el procedimiento no. Por este concepto, un procedimiento podrá imprimir en pantalla o editar las “<text:span text:style-name="T2">n cantidad” </text:span>variables pasadas por referencia.</text:p>
      <text:p text:style-name="P2">En resúmen, la función tiene parámetros (valores) de entrada <text:span text:style-name="T2">pero devuelve un valor únicamente por la</text:span> salida. El procedimiento tiene valores de entrad<text:span text:style-name="T2">a y la salida existe si sus variables están pasadas por referencia y si las está editando.</text:span></text:p>
      <text:p text:style-name="P1"/>
      <text:h text:style-name="Heading_20_1" text:outline-level="1">Variables por valor y por referencia</text:h>
      <text:list xml:id="list3349692179" text:style-name="L1">
        <text:list-item>
          <text:p text:style-name="P3">Por valor: el valor se copia a la variable de la función. Esto quiere decir que si edito la variable recibida en una función, ese cambio no se reflejará en otro.</text:p>
        </text:list-item>
        <text:list-item>
          <text:p text:style-name="P4">Por referencia: el valor que se envía a la función es un link a la variable enviada. Es decir que la variable enviada y la recibida por la función no sólo tiene el mismo valor que la variable enviada, sino que se apunta al mismo lugar en memoria, por lo que las funciones pueden editar la variable entre s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8:44:46.254111903</meta:creation-date>
    <dc:date>2019-04-15T14:15:45.605692833</dc:date>
    <meta:editing-duration>PT25M14S</meta:editing-duration>
    <meta:editing-cycles>6</meta:editing-cycles>
    <meta:generator>LibreOffice/6.1.5.2$Linux_X86_64 LibreOffice_project/10$Build-2</meta:generator>
    <dc:creator>Santiago Agustin Gimenez</dc:creator>
    <meta:document-statistic meta:table-count="0" meta:image-count="0" meta:object-count="0" meta:page-count="1" meta:paragraph-count="7" meta:word-count="192" meta:character-count="1108" meta:non-whitespace-character-count="925"/>
  </office:meta>
</office:document-meta>
</file>